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19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>
            <text:p>母平均</text:p>
          </table:table-cell>
          <table:table-cell table:style-name="ce4" office:value-type="float" office:value="160">
            <text:p>160</text:p>
          </table:table-cell>
          <table:table-cell/>
        </table:table-row>
        <table:table-row table:style-name="ro1">
          <table:table-cell office:value-type="string">
            <text:p>母標準偏差</text:p>
          </table:table-cell>
          <table:table-cell table:style-name="ce4" office:value-type="float" office:value="10">
            <text:p>10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table:number-columns-spanned="1" table:number-rows-spanned="2">
            <text:p>95%予言的中区間</text:p>
          </table:table-cell>
          <table:table-cell office:value-type="string">
            <text:p>下限</text:p>
          </table:table-cell>
          <table:table-cell table:style-name="ce4" table:formula="of:= [.$B$1] - 1.96 * [.$B$2]" office:value-type="float" office:value="140.4">
            <text:p>140.4</text:p>
          </table:table-cell>
        </table:table-row>
        <table:table-row table:style-name="ro1">
          <table:covered-table-cell table:style-name="Default"/>
          <table:table-cell office:value-type="string">
            <text:p>上限</text:p>
          </table:table-cell>
          <table:table-cell table:style-name="ce4" table:formula="of:= [.$B$1] + 1.96 * [.$B$2]" office:value-type="float" office:value="179.6">
            <text:p>179.6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3" office:value-type="string">
            <text:p>標本平均</text:p>
          </table:table-cell>
          <table:table-cell table:style-name="Default"/>
          <table:table-cell/>
        </table:table-row>
        <table:table-row table:style-name="ro1">
          <table:table-cell office:value-type="string">
            <text:p>データ数</text:p>
          </table:table-cell>
          <table:table-cell table:style-name="ce4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2">
            <text:p>95%予言的中区間</text:p>
          </table:table-cell>
          <table:table-cell office:value-type="string">
            <text:p>下限</text:p>
          </table:table-cell>
          <table:table-cell table:style-name="ce4" table:formula="of:= [.$B$1] - 1.96 * ( [.$B$2]  / SQRT([.$B$8]) )" office:value-type="float" office:value="150.2">
            <text:p>150.2</text:p>
          </table:table-cell>
        </table:table-row>
        <table:table-row table:style-name="ro1">
          <table:covered-table-cell table:style-name="ce4"/>
          <table:table-cell office:value-type="string">
            <text:p>上限</text:p>
          </table:table-cell>
          <table:table-cell table:style-name="ce4" table:formula="of:= [.$B$1] + 1.96 * ( [.$B$2]  / SQRT([.$B$8]) )" office:value-type="float" office:value="169.8">
            <text:p>169.8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3" office:value-type="string">
            <text:p>標本平均</text:p>
          </table:table-cell>
          <table:table-cell table:style-name="Default"/>
          <table:table-cell/>
        </table:table-row>
        <table:table-row table:style-name="ro1">
          <table:table-cell office:value-type="string">
            <text:p>データ数</text:p>
          </table:table-cell>
          <table:table-cell table:style-name="ce4" office:value-type="float" office:value="25">
            <text:p>25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2">
            <text:p>95%予言的中区間</text:p>
          </table:table-cell>
          <table:table-cell office:value-type="string">
            <text:p>下限</text:p>
          </table:table-cell>
          <table:table-cell table:style-name="ce4" table:formula="of:= [.$B$1] - 1.96 * ( [.$B$2]  / SQRT([.$B$13]) )" office:value-type="float" office:value="156.08">
            <text:p>156.08</text:p>
          </table:table-cell>
        </table:table-row>
        <table:table-row table:style-name="ro1">
          <table:covered-table-cell table:style-name="ce4"/>
          <table:table-cell office:value-type="string">
            <text:p>上限</text:p>
          </table:table-cell>
          <table:table-cell table:style-name="ce4" table:formula="of:= [.$B$1] + 1.96 * ( [.$B$2]  / SQRT([.$B$13]) )" office:value-type="float" office:value="163.92">
            <text:p>163.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2019/10/31</text:date>, <text:time>23:27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0-31T23:27:31.42</dc:date>
    <meta:editing-duration>PT2H1M42S</meta:editing-duration>
    <meta:editing-cycles>9</meta:editing-cycles>
    <meta:generator>OpenOffice/4.1.6$Win32 OpenOffice.org_project/416m1$Build-9790</meta:generator>
    <meta:document-statistic meta:table-count="1" meta:cell-count="25" meta:object-count="0"/>
  </office:meta>
</office:document-meta>
</file>